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6.3in" fo:margin-left="0.0049in" fo:margin-top="0in" fo:margin-bottom="0in" table:align="left" style:writing-mode="page"/>
    </style:style>
    <style:style style:name="Table1.A" style:family="table-column">
      <style:table-column-properties style:column-width="6.3in"/>
    </style:style>
    <style:style style:name="Table1.1" style:family="table-row">
      <style:table-row-properties fo:keep-together="auto"/>
    </style:style>
    <style:style style:name="Table1.A1" style:family="table-cell">
      <style:table-cell-properties fo:background-color="#666666" fo:padding-left="0.075in" fo:padding-right="0.075in" fo:padding-top="0in" fo:padding-bottom="0in" fo:border="0.75pt solid #000000">
        <style:background-image/>
      </style:table-cell-properties>
    </style:style>
    <style:style style:name="Table2" style:family="table">
      <style:table-properties style:width="6.3in" fo:margin-left="0.0049in" fo:margin-top="0in" fo:margin-bottom="0in" table:align="left" style:writing-mode="page"/>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fo:background-color="#666666" fo:padding-left="0.075in" fo:padding-right="0.075in" fo:padding-top="0in" fo:padding-bottom="0in" fo:border="0.75pt solid #000000">
        <style:background-image/>
      </style:table-cell-properties>
    </style:style>
    <style:style style:name="Table3" style:family="table">
      <style:table-properties style:width="6.3in" fo:margin-left="0.0049in" fo:margin-top="0in" fo:margin-bottom="0in" table:align="left" style:writing-mode="page"/>
    </style:style>
    <style:style style:name="Table3.A" style:family="table-column">
      <style:table-column-properties style:column-width="6.3in"/>
    </style:style>
    <style:style style:name="Table3.1" style:family="table-row">
      <style:table-row-properties fo:keep-together="auto"/>
    </style:style>
    <style:style style:name="Table3.A1" style:family="table-cell">
      <style:table-cell-properties fo:background-color="#666666" fo:padding-left="0.075in" fo:padding-right="0.075in" fo:padding-top="0in" fo:padding-bottom="0in" fo:border="0.75pt solid #000000">
        <style:background-image/>
      </style:table-cell-properties>
    </style:style>
    <style:style style:name="Table4" style:family="table">
      <style:table-properties style:width="6.2708in" fo:margin-left="0.0069in" fo:margin-top="0in" fo:margin-bottom="0in" table:align="left" style:writing-mode="page"/>
    </style:style>
    <style:style style:name="Table4.A" style:family="table-column">
      <style:table-column-properties style:column-width="0.9368in"/>
    </style:style>
    <style:style style:name="Table4.B" style:family="table-column">
      <style:table-column-properties style:column-width="5.334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3in" fo:margin-left="0.0049in" fo:margin-top="0in" fo:margin-bottom="0in" table:align="left" style:writing-mode="page"/>
    </style:style>
    <style:style style:name="Table5.A" style:family="table-column">
      <style:table-column-properties style:column-width="6.3in"/>
    </style:style>
    <style:style style:name="Table5.1" style:family="table-row">
      <style:table-row-properties fo:keep-together="auto"/>
    </style:style>
    <style:style style:name="Table5.A1" style:family="table-cell">
      <style:table-cell-properties fo:background-color="#666666" fo:padding-left="0.075in" fo:padding-right="0.075in" fo:padding-top="0in" fo:padding-bottom="0in" fo:border="0.75pt solid #000000">
        <style:background-image/>
      </style:table-cell-properties>
    </style:style>
    <style:style style:name="Table6" style:family="table">
      <style:table-properties style:width="6.3in" fo:margin-left="0.0049in" fo:margin-top="0in" fo:margin-bottom="0in" table:align="left" style:writing-mode="page"/>
    </style:style>
    <style:style style:name="Table6.A" style:family="table-column">
      <style:table-column-properties style:column-width="6.3in"/>
    </style:style>
    <style:style style:name="Table6.1" style:family="table-row">
      <style:table-row-properties fo:keep-together="auto"/>
    </style:style>
    <style:style style:name="Table6.A1" style:family="table-cell">
      <style:table-cell-properties fo:background-color="#666666" fo:padding-left="0.075in" fo:padding-right="0.075in" fo:padding-top="0in" fo:padding-bottom="0in" fo:border="0.75pt solid #000000">
        <style:background-image/>
      </style:table-cell-properties>
    </style:style>
    <style:style style:name="Table7" style:family="table">
      <style:table-properties style:width="6.3in" fo:margin-left="0.0049in" fo:margin-top="0in" fo:margin-bottom="0in" table:align="left" style:writing-mode="page"/>
    </style:style>
    <style:style style:name="Table7.A" style:family="table-column">
      <style:table-column-properties style:column-width="6.3in"/>
    </style:style>
    <style:style style:name="Table7.1" style:family="table-row">
      <style:table-row-properties fo:keep-together="auto"/>
    </style:style>
    <style:style style:name="Table7.A1" style:family="table-cell">
      <style:table-cell-properties fo:background-color="#666666" fo:padding-left="0.075in" fo:padding-right="0.075in" fo:padding-top="0in" fo:padding-bottom="0in" fo:border="0.75pt solid #000000">
        <style:background-image/>
      </style:table-cell-properties>
    </style:style>
    <style:style style:name="Table8" style:family="table">
      <style:table-properties style:width="6.3in" fo:margin-left="0.0049in" fo:margin-top="0in" fo:margin-bottom="0in" table:align="left" style:writing-mode="page"/>
    </style:style>
    <style:style style:name="Table8.A" style:family="table-column">
      <style:table-column-properties style:column-width="6.3in"/>
    </style:style>
    <style:style style:name="Table8.1" style:family="table-row">
      <style:table-row-properties fo:keep-together="auto"/>
    </style:style>
    <style:style style:name="Table8.A1" style:family="table-cell">
      <style:table-cell-properties fo:background-color="#666666" fo:padding-left="0.075in" fo:padding-right="0.075in" fo:padding-top="0in" fo:padding-bottom="0in" fo:border="0.75pt solid #000000">
        <style:background-image/>
      </style:table-cell-properties>
    </style:style>
    <style:style style:name="Table9" style:family="table">
      <style:table-properties style:width="6.3in" fo:margin-left="0.0049in" fo:margin-top="0in" fo:margin-bottom="0in" table:align="left" style:writing-mode="page"/>
    </style:style>
    <style:style style:name="Table9.A" style:family="table-column">
      <style:table-column-properties style:column-width="6.3in"/>
    </style:style>
    <style:style style:name="Table9.1" style:family="table-row">
      <style:table-row-properties fo:keep-together="auto"/>
    </style:style>
    <style:style style:name="Table9.A1" style:family="table-cell">
      <style:table-cell-properties fo:background-color="#666666" fo:padding-left="0.075in" fo:padding-right="0.075in" fo:padding-top="0in" fo:padding-bottom="0in" fo:border="0.75pt solid #000000">
        <style:background-image/>
      </style:table-cell-properties>
    </style:style>
    <style:style style:name="Table10" style:family="table">
      <style:table-properties style:width="6.3in" fo:margin-left="0.0049in" fo:margin-top="0in" fo:margin-bottom="0in" table:align="left" style:writing-mode="page"/>
    </style:style>
    <style:style style:name="Table10.A" style:family="table-column">
      <style:table-column-properties style:column-width="6.3in"/>
    </style:style>
    <style:style style:name="Table10.1" style:family="table-row">
      <style:table-row-properties fo:keep-together="auto"/>
    </style:style>
    <style:style style:name="Table10.A1" style:family="table-cell">
      <style:table-cell-properties fo:background-color="#666666" fo:padding-left="0.075in" fo:padding-right="0.075in" fo:padding-top="0in" fo:padding-bottom="0in" fo:border="0.75pt solid #000000">
        <style:background-image/>
      </style:table-cell-properties>
    </style:style>
    <style:style style:name="Table11" style:family="table">
      <style:table-properties style:width="6.3in" fo:margin-left="0.0049in" fo:margin-top="0in" fo:margin-bottom="0in" table:align="left" style:writing-mode="page"/>
    </style:style>
    <style:style style:name="Table11.A" style:family="table-column">
      <style:table-column-properties style:column-width="6.3in"/>
    </style:style>
    <style:style style:name="Table11.1" style:family="table-row">
      <style:table-row-properties fo:keep-together="auto"/>
    </style:style>
    <style:style style:name="Table11.A1" style:family="table-cell">
      <style:table-cell-properties fo:background-color="#666666" fo:padding-left="0.075in" fo:padding-right="0.075in" fo:padding-top="0in" fo:padding-bottom="0in" fo:border="0.75pt solid #000000">
        <style:background-image/>
      </style:table-cell-properties>
    </style:style>
    <style:style style:name="Table12" style:family="table">
      <style:table-properties style:width="6.3in" fo:margin-left="0.0049in" fo:margin-top="0in" fo:margin-bottom="0in" table:align="left" style:writing-mode="page"/>
    </style:style>
    <style:style style:name="Table12.A" style:family="table-column">
      <style:table-column-properties style:column-width="6.3in"/>
    </style:style>
    <style:style style:name="Table12.1" style:family="table-row">
      <style:table-row-properties fo:keep-together="auto"/>
    </style:style>
    <style:style style:name="Table12.A1" style:family="table-cell">
      <style:table-cell-properties fo:background-color="#666666" fo:padding-left="0.075in" fo:padding-right="0.075in" fo:padding-top="0in" fo:padding-bottom="0in" fo:border="0.75pt solid #000000">
        <style:background-image/>
      </style:table-cell-properties>
    </style:style>
    <style:style style:name="Table13" style:family="table">
      <style:table-properties style:width="6.3in" fo:margin-left="0.0049in" fo:margin-top="0in" fo:margin-bottom="0in" table:align="left" style:writing-mode="page"/>
    </style:style>
    <style:style style:name="Table13.A" style:family="table-column">
      <style:table-column-properties style:column-width="6.3in"/>
    </style:style>
    <style:style style:name="Table13.1" style:family="table-row">
      <style:table-row-properties fo:keep-together="auto"/>
    </style:style>
    <style:style style:name="Table13.A1" style:family="table-cell">
      <style:table-cell-properties fo:background-color="#666666" fo:padding-left="0.075in" fo:padding-right="0.075in" fo:padding-top="0in" fo:padding-bottom="0in" fo:border="0.75pt solid #000000">
        <style:background-image/>
      </style:table-cell-properties>
    </style:style>
    <style:style style:name="Table14" style:family="table">
      <style:table-properties style:width="6.3in" fo:margin-left="0.0049in" fo:margin-top="0in" fo:margin-bottom="0in" table:align="left" style:writing-mode="page"/>
    </style:style>
    <style:style style:name="Table14.A" style:family="table-column">
      <style:table-column-properties style:column-width="6.3in"/>
    </style:style>
    <style:style style:name="Table14.1" style:family="table-row">
      <style:table-row-properties fo:keep-together="auto"/>
    </style:style>
    <style:style style:name="Table14.A1" style:family="table-cell">
      <style:table-cell-properties fo:background-color="#666666" fo:padding-left="0.075in" fo:padding-right="0.075in" fo:padding-top="0in" fo:padding-bottom="0in" fo:border="0.75pt solid #000000">
        <style:background-image/>
      </style:table-cell-properties>
    </style:style>
    <style:style style:name="P1" style:family="paragraph" style:parent-style-name="Heading_20_1">
      <style:paragraph-properties fo:orphans="0" fo:widows="0"/>
    </style:style>
    <style:style style:name="P2" style:family="paragraph" style:parent-style-name="Heading_20_2">
      <style:paragraph-properties fo:orphans="2" fo:widows="2"/>
    </style:style>
    <style:style style:name="P3" style:family="paragraph" style:parent-style-name="normal">
      <style:paragraph-properties fo:orphans="2" fo:widows="2">
        <style:tab-stops>
          <style:tab-stop style:position="1.1043in"/>
          <style:tab-stop style:position="2.1252in"/>
        </style:tab-stops>
      </style:paragraph-properties>
      <style:text-properties officeooo:rsid="00157cf4" officeooo:paragraph-rsid="00157cf4"/>
    </style:style>
    <style:style style:name="P4" style:family="paragraph" style:parent-style-name="normal">
      <style:paragraph-properties fo:orphans="2" fo:widows="2">
        <style:tab-stops>
          <style:tab-stop style:position="1.1043in"/>
          <style:tab-stop style:position="2.1252in"/>
        </style:tab-stops>
      </style:paragraph-properties>
      <style:text-properties officeooo:rsid="0017227d" officeooo:paragraph-rsid="0017227d"/>
    </style:style>
    <style:style style:name="P5" style:family="paragraph" style:parent-style-name="normal">
      <style:paragraph-properties fo:orphans="2" fo:widows="2">
        <style:tab-stops>
          <style:tab-stop style:position="1.1043in"/>
          <style:tab-stop style:position="2.1252in"/>
        </style:tab-stops>
      </style:paragraph-properties>
      <style:text-properties officeooo:rsid="001c4d61" officeooo:paragraph-rsid="001c4d61"/>
    </style:style>
    <style:style style:name="P6" style:family="paragraph" style:parent-style-name="Heading_20_3">
      <style:text-properties style:font-name="Verdana" fo:font-size="8.5pt" style:font-name-asian="Verdana1" style:font-size-asian="8.5pt" style:font-name-complex="Verdana1" style:font-size-complex="8.5pt"/>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P8"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font-style="normal" style:text-underline-style="none" fo:font-weight="bold" fo:background-color="transparent" style:font-name-asian="Verdana1" style:font-size-asian="10pt" style:font-style-asian="normal" style:font-weight-asian="bold" style:font-name-complex="Verdana1" style:font-size-complex="10pt"/>
    </style:style>
    <style:style style:name="P12" style:family="paragraph" style:parent-style-name="normal" style:master-page-name="Standard">
      <style:paragraph-properties fo:orphans="2" fo:widows="2" style:page-number="1"/>
    </style:style>
    <style:style style:name="P13" style:family="paragraph" style:parent-style-name="normal">
      <style:paragraph-properties fo:orphans="2" fo:widows="2"/>
    </style:style>
    <style:style style:name="P14" style:family="paragraph" style:parent-style-name="normal">
      <style:paragraph-properties fo:orphans="2" fo:widows="2">
        <style:tab-stops>
          <style:tab-stop style:position="1.1043in"/>
          <style:tab-stop style:position="2.1252in"/>
        </style:tab-stops>
      </style:paragraph-properties>
    </style:style>
    <style:style style:name="P15" style:family="paragraph" style:parent-style-name="normal">
      <style:paragraph-properties fo:orphans="2" fo:widows="2"/>
      <style:text-properties style:font-name="Verdana" style:font-name-asian="Verdana1" style:font-name-complex="Verdana1"/>
    </style:style>
    <style:style style:name="P16" style:family="paragraph" style:parent-style-name="normal">
      <style:paragraph-properties fo:orphans="2" fo:widows="2">
        <style:tab-stops>
          <style:tab-stop style:position="1.1043in"/>
          <style:tab-stop style:position="2.1252in"/>
        </style:tab-stops>
      </style:paragraph-properties>
      <style:text-properties style:font-name="Verdana" style:font-name-asian="Verdana1" style:font-name-complex="Verdana1"/>
    </style:style>
    <style:style style:name="P17" style:family="paragraph" style:parent-style-name="normal">
      <style:text-properties style:font-name="Verdana" style:font-name-asian="Verdana1" style:font-name-complex="Verdana1"/>
    </style:style>
    <style:style style:name="P18" style:family="paragraph" style:parent-style-name="normal">
      <style:paragraph-properties fo:orphans="2" fo:widows="2">
        <style:tab-stops>
          <style:tab-stop style:position="1.1043in"/>
          <style:tab-stop style:position="2.1252in"/>
        </style:tab-stops>
      </style:paragraph-properties>
      <style:text-properties style:font-name="Verdana" officeooo:rsid="00144d14" officeooo:paragraph-rsid="00144d14" style:font-name-asian="Verdana1" style:font-name-complex="Verdana1"/>
    </style:style>
    <style:style style:name="P19" style:family="paragraph" style:parent-style-name="normal">
      <style:paragraph-properties fo:orphans="2" fo:widows="2">
        <style:tab-stops>
          <style:tab-stop style:position="1.1043in"/>
          <style:tab-stop style:position="2.1252in"/>
        </style:tab-stops>
      </style:paragraph-properties>
      <style:text-properties style:font-name="Verdana" officeooo:rsid="0017227d" officeooo:paragraph-rsid="0017227d" style:font-name-asian="Verdana1" style:font-name-complex="Verdana1"/>
    </style:style>
    <style:style style:name="P20" style:family="paragraph" style:parent-style-name="normal">
      <style:paragraph-properties fo:orphans="2" fo:widows="2">
        <style:tab-stops>
          <style:tab-stop style:position="1.1043in"/>
          <style:tab-stop style:position="2.1252in"/>
        </style:tab-stops>
      </style:paragraph-properties>
      <style:text-properties style:font-name="Verdana" officeooo:rsid="001c4fcc" officeooo:paragraph-rsid="001c4fcc" style:font-name-asian="Verdana1" style:font-name-complex="Verdana1"/>
    </style:style>
    <style:style style:name="P21" style:family="paragraph" style:parent-style-name="normal">
      <style:paragraph-properties fo:orphans="2" fo:widows="2"/>
      <style:text-properties style:font-name="Verdana" fo:font-weight="bold" style:font-name-asian="Verdana1" style:font-weight-asian="bold" style:font-name-complex="Verdana1"/>
    </style:style>
    <style:style style:name="P22" style:family="paragraph" style:parent-style-name="normal">
      <style:paragraph-properties fo:orphans="2" fo:widows="2"/>
      <style:text-properties officeooo:rsid="001e4f3f" officeooo:paragraph-rsid="001e4f3f"/>
    </style:style>
    <style:style style:name="P23" style:family="paragraph" style:parent-style-name="normal">
      <style:text-properties officeooo:rsid="0017fde5" officeooo:paragraph-rsid="0017fde5"/>
    </style:style>
    <style:style style:name="P24" style:family="paragraph" style:parent-style-name="normal">
      <style:paragraph-properties fo:text-align="end" style:justify-single-word="false" fo:orphans="0" fo:widows="0"/>
    </style:style>
    <style:style style:name="P25" style:family="paragraph" style:parent-style-name="normal">
      <style:paragraph-properties fo:orphans="0" fo:widows="0"/>
    </style:style>
    <style:style style:name="P2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padding="0in" fo:border="none" style:shadow="none" fo:keep-with-next="auto" style:join-border="false"/>
      <style:text-properties style:font-name="Arial" fo:font-size="11pt" style:font-name-asian="Arial1" style:font-size-asian="11pt" style:font-name-complex="Arial1" style:font-size-complex="11pt"/>
    </style:style>
    <style:style style:name="P27" style:family="paragraph" style:parent-style-name="normal">
      <style:paragraph-properties fo:line-height="115%"/>
      <style:text-properties style:font-name="Arial" fo:font-size="11pt" style:font-name-asian="Arial1" style:font-size-asian="11pt" style:font-name-complex="Arial1" style:font-size-complex="11pt"/>
    </style:style>
    <style:style style:name="P2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page" fo:background-color="transparent" fo:padding="0in" fo:border="none" style:shadow="none" fo:keep-with-next="auto" style:join-border="false"/>
    </style:style>
    <style:style style:name="P29" style:family="paragraph" style:parent-style-name="normal">
      <style:paragraph-properties fo:orphans="2" fo:widows="2">
        <style:tab-stops>
          <style:tab-stop style:position="1.1043in"/>
          <style:tab-stop style:position="2.1252in"/>
        </style:tab-stops>
      </style:paragraph-properties>
      <style:text-properties officeooo:rsid="0012baf1" officeooo:paragraph-rsid="0012baf1"/>
    </style:style>
    <style:style style:name="T1" style:family="text">
      <style:text-properties fo:font-variant="normal" fo:text-transform="none" fo:color="#000000" loext:opacity="100%" style:text-line-through-style="none" style:text-line-through-type="none" style:text-position="0% 100%" style:font-name="Verdana" fo:font-size="8.5pt" fo:font-style="normal" style:text-underline-style="none" fo:font-weight="bold" fo:background-color="transparent" loext:char-shading-value="0" style:font-name-asian="Verdana1" style:font-size-asian="8.5pt" style:font-style-asian="normal" style:font-weight-asian="bold" style:font-name-complex="Verdana1" style:font-size-complex="8.5pt"/>
    </style:style>
    <style:style style:name="T2"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bold" fo:background-color="transparent" loext:char-shading-value="0" style:font-name-asian="Verdana1" style:font-size-asian="10pt" style:font-style-asian="normal" style:font-weight-asian="bold" style:font-name-complex="Verdana1" style:font-size-complex="10pt"/>
    </style:style>
    <style:style style:name="T3" style:family="text">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loext:char-shading-value="0" style:font-name-asian="Times New Roman1" style:font-size-asian="8pt" style:font-style-asian="italic" style:font-weight-asian="normal" style:font-name-complex="Times New Roman1" style:font-size-complex="8pt"/>
    </style:style>
    <style:style style:name="T4"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6" style:family="text">
      <style:text-properties style:font-name="Verdana" fo:font-size="8.5pt" fo:font-weight="bold" style:font-name-asian="Verdana1" style:font-size-asian="8.5pt" style:font-weight-asian="bold" style:font-name-complex="Verdana1" style:font-size-complex="8.5pt"/>
    </style:style>
    <style:style style:name="T7" style:family="text">
      <style:text-properties style:font-name="Verdana" fo:font-size="8.5pt" style:font-name-asian="Verdana1" style:font-size-asian="8.5pt" style:font-name-complex="Verdana1" style:font-size-complex="8.5pt"/>
    </style:style>
    <style:style style:name="T8" style:family="text">
      <style:text-properties style:font-name="Verdana" style:font-name-asian="Verdana1" style:font-name-complex="Verdana1"/>
    </style:style>
    <style:style style:name="T9" style:family="text">
      <style:text-properties style:font-name="Verdana" officeooo:rsid="00144d14" style:font-name-asian="Verdana1" style:font-name-complex="Verdana1"/>
    </style:style>
    <style:style style:name="T10" style:family="text">
      <style:text-properties style:font-name="Verdana" officeooo:rsid="001598ee" style:font-name-asian="Verdana1" style:font-name-complex="Verdana1"/>
    </style:style>
    <style:style style:name="T11" style:family="text">
      <style:text-properties style:font-name="Verdana" officeooo:rsid="0017fde5" style:font-name-asian="Verdana1" style:font-name-complex="Verdana1"/>
    </style:style>
    <style:style style:name="T12" style:family="text">
      <style:text-properties style:font-name="Verdana" officeooo:rsid="0019c0f4" style:font-name-asian="Verdana1" style:font-name-complex="Verdana1"/>
    </style:style>
    <style:style style:name="T13" style:family="text">
      <style:text-properties style:font-name="Verdana" officeooo:rsid="001a92de" style:font-name-asian="Verdana1" style:font-name-complex="Verdana1"/>
    </style:style>
    <style:style style:name="T14" style:family="text">
      <style:text-properties style:font-name="Verdana" officeooo:rsid="001c4fcc" style:font-name-asian="Verdana1" style:font-name-complex="Verdana1"/>
    </style:style>
    <style:style style:name="T15" style:family="text">
      <style:text-properties style:font-name="Verdana" officeooo:rsid="001fecb6" style:font-name-asian="Verdana1" style:font-name-complex="Verdana1"/>
    </style:style>
    <style:style style:name="T16" style:family="text">
      <style:text-properties style:font-name="Verdana" officeooo:rsid="0021953a" style:font-name-asian="Verdana1" style:font-name-complex="Verdana1"/>
    </style:style>
    <style:style style:name="T17" style:family="text">
      <style:text-properties style:font-name="Verdana" officeooo:rsid="00223839" style:font-name-asian="Verdana1" style:font-name-complex="Verdana1"/>
    </style:style>
    <style:style style:name="T18" style:family="text">
      <style:text-properties style:font-name="Verdana" officeooo:rsid="0022fe23" style:font-name-asian="Verdana1" style:font-name-complex="Verdana1"/>
    </style:style>
    <style:style style:name="T19" style:family="text">
      <style:text-properties style:font-name="Verdana" fo:font-weight="bold" style:font-name-asian="Verdana1" style:font-weight-asian="bold" style:font-name-complex="Verdana1"/>
    </style:style>
    <style:style style:name="T20" style:family="text">
      <style:text-properties fo:color="#0070c0" loext:opacity="100%" style:font-name="Verdana" style:font-name-asian="Verdana1" style:font-name-complex="Verdana1"/>
    </style:style>
    <style:style style:name="T21" style:family="text">
      <style:text-properties style:font-name="Arial" fo:font-size="11pt" style:font-name-asian="Arial1" style:font-size-asian="11pt" style:font-name-complex="Arial1" style:font-size-complex="11pt"/>
    </style:style>
    <style:style style:name="T22" style:family="text">
      <style:text-properties style:font-name="Arial" fo:font-size="11pt" fo:font-weight="bold" style:font-name-asian="Arial1" style:font-size-asian="11pt" style:font-weight-asian="bold" style:font-name-complex="Arial1" style:font-size-complex="11pt"/>
    </style:style>
    <style:style style:name="T23" style:family="text">
      <style:text-properties fo:font-weight="normal" style:font-weight-asian="normal"/>
    </style:style>
    <style:style style:name="T24" style:family="text">
      <style:text-properties fo:color="#4a86e8" loext:opacity="100%" style:font-name="Verdana" style:font-name-asian="Verdana1" style:font-name-complex="Verdana1"/>
    </style:style>
    <style:style style:name="T25" style:family="text">
      <style:text-properties officeooo:rsid="00144d14"/>
    </style:style>
    <style:style style:name="T26" style:family="text">
      <style:text-properties officeooo:rsid="0019c0f4"/>
    </style:style>
    <style:style style:name="T27" style:family="text">
      <style:text-properties fo:font-style="italic"/>
    </style:style>
    <style:style style:name="T28" style:family="text">
      <style:text-properties fo:color="#000000" loext:opacity="100%" style:font-name="Verdana" officeooo:rsid="001a92de" style:font-name-asian="Verdana1" style:font-name-complex="Verdana1"/>
    </style:style>
    <style:style style:name="T29" style:family="text">
      <style:text-properties fo:color="#000000" loext:opacity="100%" style:font-name="Verdana" officeooo:rsid="001c4d61" style:font-name-asian="Verdana1" style:font-name-complex="Verdan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loext:marker-style-name="T20"><text:span text:style-name="T20">Format inspired by NWO reviewer guidelines and templates.</text:span><text:span text:style-name="T20"/></text:p>
      <text:p text:style-name="P15" loext:marker-style-name="T8"/>
      <table:table table:name="Table1" table:style-name="Table1">
        <table:table-column table:style-name="Table1.A"/>
        <table:table-row table:style-name="Table1.1">
          <table:table-cell table:style-name="Table1.A1" office:value-type="string">
            <text:p text:style-name="P1"><text:bookmark text:name="_7nwmyg4z647i"/>Identification</text:p>
          </table:table-cell>
        </table:table-row>
      </table:table>
      <text:p text:style-name="P17" loext:marker-style-name="T8"/>
      <text:p text:style-name="normal" loext:marker-style-name="T8"><text:span text:style-name="T8">Proposal title: Reverse Engineering of Memory Controllers</text:span></text:p>
      <text:p text:style-name="P15" loext:marker-style-name="T8"/>
      <text:p text:style-name="P15" loext:marker-style-name="T8"/>
      <table:table table:name="Table2" table:style-name="Table2">
        <table:table-column table:style-name="Table2.A"/>
        <table:table-row table:style-name="Table2.1">
          <table:table-cell table:style-name="Table2.A1" office:value-type="string">
            <text:p text:style-name="P1"><text:bookmark text:name="_imm0qsyepw9i"/>Overall assessment</text:p>
          </table:table-cell>
        </table:table-row>
      </table:table>
      <text:p text:style-name="normal" loext:marker-style-name="T8"><text:span text:style-name="T8">Explain in one sentence or short paragraph how you see the entire project.</text:span><text:span text:style-name="T8"/></text:p>
      <text:p text:style-name="P13" loext:marker-style-name="T8"><text:span text:style-name="T8"/></text:p>
      <text:p text:style-name="P22" loext:marker-style-name="T8"><text:span text:style-name="T8">The proposal proposes a project about reverse engineering the memory mapping function of an MMU </text:span><text:span text:style-name="T15">via performance counters</text:span><text:span text:style-name="T8">, which has already been studied in the past.</text:span></text:p>
      <text:p text:style-name="P15" loext:marker-style-name="T8"/>
      <text:p text:style-name="P15" loext:marker-style-name="T8"/>
      <table:table table:name="Table3" table:style-name="Table3">
        <table:table-column table:style-name="Table3.A"/>
        <table:table-row table:style-name="Table3.1">
          <table:table-cell table:style-name="Table3.A1" office:value-type="string">
            <text:p text:style-name="P1"><text:bookmark text:name="_uq27fzkgnbvq"/>Final score. How do you assess the entire application? Please give the final score for this proposal. Consider doing this after completing the rest of the application.</text:p>
          </table:table-cell>
        </table:table-row>
      </table:table>
      <text:p text:style-name="P17" loext:marker-style-name="T8"/>
      <text:p text:style-name="normal" loext:marker-style-name="T8"><text:span text:style-name="T8">The final grade for this proposal is, in your view:</text:span><text:span text:style-name="T8"/></text:p>
      <text:p text:style-name="P17" loext:marker-style-name="T8"/>
      <text:p text:style-name="P23" loext:marker-style-name="T8"><text:span text:style-name="T8">three (3)</text:span></text:p>
      <text:p text:style-name="P17" loext:marker-style-name="T8"/>
      <text:p text:style-name="normal" loext:marker-style-name="T8"><text:span text:style-name="T8">Use the following scores in your grading:</text:span><text:span text:style-name="T8"/></text:p>
      <text:p text:style-name="P17" loext:marker-style-name="T8"/>
      <table:table table:name="Table4" table:style-name="Table4">
        <table:table-column table:style-name="Table4.A"/>
        <table:table-column table:style-name="Table4.B"/>
        <table:table-row table:style-name="Table4.1">
          <table:table-cell table:style-name="Table4.A1" office:value-type="string">
            <text:p text:style-name="P24" loext:marker-style-name="T8"><text:span text:style-name="T8">Score</text:span><text:span text:style-name="T8"/></text:p>
          </table:table-cell>
          <table:table-cell table:style-name="Table4.A1" office:value-type="string">
            <text:p text:style-name="P25" loext:marker-style-name="T8"><text:span text:style-name="T8">Meaning</text:span><text:span text:style-name="T8"/></text:p>
          </table:table-cell>
        </table:table-row>
        <table:table-row table:style-name="Table4.1">
          <table:table-cell table:style-name="Table4.A1" office:value-type="string">
            <text:p text:style-name="P24" loext:marker-style-name="T8"><text:span text:style-name="T8">10</text:span><text:span text:style-name="T8"/></text:p>
          </table:table-cell>
          <table:table-cell table:style-name="Table4.A1" office:value-type="string">
            <text:p text:style-name="P25" loext:marker-style-name="T8"><text:span text:style-name="T8">Outstanding, must fund</text:span><text:span text:style-name="T8"/></text:p>
          </table:table-cell>
        </table:table-row>
        <table:table-row table:style-name="Table4.1">
          <table:table-cell table:style-name="Table4.A1" office:value-type="string">
            <text:p text:style-name="P24" loext:marker-style-name="T8"><text:span text:style-name="T8">9</text:span><text:span text:style-name="T8"/></text:p>
          </table:table-cell>
          <table:table-cell table:style-name="Table4.A1" office:value-type="string">
            <text:p text:style-name="P25" loext:marker-style-name="T8"><text:span text:style-name="T8">Excellent, must fund</text:span><text:span text:style-name="T8"/></text:p>
          </table:table-cell>
        </table:table-row>
        <table:table-row table:style-name="Table4.1">
          <table:table-cell table:style-name="Table4.A1" office:value-type="string">
            <text:p text:style-name="P24" loext:marker-style-name="T8"><text:span text:style-name="T8">8</text:span><text:span text:style-name="T8"/></text:p>
          </table:table-cell>
          <table:table-cell table:style-name="Table4.A1" office:value-type="string">
            <text:p text:style-name="P25" loext:marker-style-name="T8"><text:span text:style-name="T8">Very good, should fund</text:span><text:span text:style-name="T8"/></text:p>
          </table:table-cell>
        </table:table-row>
        <table:table-row table:style-name="Table4.1">
          <table:table-cell table:style-name="Table4.A1" office:value-type="string">
            <text:p text:style-name="P24" loext:marker-style-name="T8"><text:span text:style-name="T8">7</text:span><text:span text:style-name="T8"/></text:p>
          </table:table-cell>
          <table:table-cell table:style-name="Table4.A1" office:value-type="string">
            <text:p text:style-name="P25" loext:marker-style-name="T8"><text:span text:style-name="T8">Good overall with one aspect very good, fund if room</text:span><text:span text:style-name="T8"/></text:p>
          </table:table-cell>
        </table:table-row>
        <table:table-row table:style-name="Table4.1">
          <table:table-cell table:style-name="Table4.A1" office:value-type="string">
            <text:p text:style-name="P24" loext:marker-style-name="T8"><text:span text:style-name="T8">6</text:span><text:span text:style-name="T8"/></text:p>
          </table:table-cell>
          <table:table-cell table:style-name="Table4.A1" office:value-type="string">
            <text:p text:style-name="P25" loext:marker-style-name="T8"><text:span text:style-name="T8">Good, fund if room</text:span><text:span text:style-name="T8"/></text:p>
          </table:table-cell>
        </table:table-row>
        <table:table-row table:style-name="Table4.1">
          <table:table-cell table:style-name="Table4.A1" office:value-type="string">
            <text:p text:style-name="P24" loext:marker-style-name="T8"><text:span text:style-name="T8">5</text:span><text:span text:style-name="T8"/></text:p>
          </table:table-cell>
          <table:table-cell table:style-name="Table4.A1" office:value-type="string">
            <text:p text:style-name="P25" loext:marker-style-name="T8"><text:span text:style-name="T8">Sufficient, fund if room</text:span><text:span text:style-name="T8"/></text:p>
          </table:table-cell>
        </table:table-row>
        <table:table-row table:style-name="Table4.1">
          <table:table-cell table:style-name="Table4.A1" office:value-type="string">
            <text:p text:style-name="P24" loext:marker-style-name="T8"><text:span text:style-name="T8">4</text:span><text:span text:style-name="T8"/></text:p>
          </table:table-cell>
          <table:table-cell table:style-name="Table4.A1" office:value-type="string">
            <text:p text:style-name="P25" loext:marker-style-name="T8"><text:span text:style-name="T8">Insufficient, do not fund</text:span><text:span text:style-name="T8"/></text:p>
          </table:table-cell>
        </table:table-row>
        <table:table-row table:style-name="Table4.1">
          <table:table-cell table:style-name="Table4.A1" office:value-type="string">
            <text:p text:style-name="P24" loext:marker-style-name="T8"><text:span text:style-name="T8">3</text:span><text:span text:style-name="T8"/></text:p>
          </table:table-cell>
          <table:table-cell table:style-name="Table4.A1" office:value-type="string">
            <text:p text:style-name="P25" loext:marker-style-name="T8"><text:span text:style-name="T8">Bad, do not fund</text:span><text:span text:style-name="T8"/></text:p>
          </table:table-cell>
        </table:table-row>
        <table:table-row table:style-name="Table4.1">
          <table:table-cell table:style-name="Table4.A1" office:value-type="string">
            <text:p text:style-name="P24" loext:marker-style-name="T8"><text:span text:style-name="T8">2</text:span><text:span text:style-name="T8"/></text:p>
          </table:table-cell>
          <table:table-cell table:style-name="Table4.A1" office:value-type="string">
            <text:p text:style-name="P25" loext:marker-style-name="T8"><text:span text:style-name="T8">Very bad, do not fund</text:span><text:span text:style-name="T8"/></text:p>
          </table:table-cell>
        </table:table-row>
        <table:table-row table:style-name="Table4.1">
          <table:table-cell table:style-name="Table4.A1" office:value-type="string">
            <text:p text:style-name="P24" loext:marker-style-name="T8"><text:span text:style-name="T8">1</text:span><text:span text:style-name="T8"/></text:p>
          </table:table-cell>
          <table:table-cell table:style-name="Table4.A1" office:value-type="string">
            <text:p text:style-name="P25" loext:marker-style-name="T8"><text:span text:style-name="T8">Does not meet academic level, do not fund</text:span><text:span text:style-name="T8"/></text:p>
          </table:table-cell>
        </table:table-row>
      </table:table>
      <text:p text:style-name="P17" loext:marker-style-name="T8"/>
      <text:p text:style-name="P26" loext:marker-style-name="T21"/>
      <text:p text:style-name="P26" loext:marker-style-name="T21"/>
      <text:p text:style-name="P28" loext:marker-style-name="T22"><text:span text:style-name="T22">Please explain your answers. Try to exceed the length of 50-100 words per answer only when absolutely necessary.</text:span><text:span text:style-name="T22"/></text:p>
      <text:p text:style-name="P26" loext:marker-style-name="T21"/>
      <table:table table:name="Table5" table:style-name="Table5">
        <table:table-column table:style-name="Table5.A"/>
        <table:table-row table:style-name="Table5.1">
          <table:table-cell table:style-name="Table5.A1" office:value-type="string">
            <text:p text:style-name="P1"><text:bookmark text:name="_pcju30qp2rvp"/>Question 1. What is the scholarly, scientific or technological relevance of the problem? Is the problem original, timely, challenging? Is this a new line of research?</text:p>
          </table:table-cell>
        </table:table-row>
      </table:table>
      <text:p text:style-name="P11" loext:marker-style-name="T2"/>
      <text:p text:style-name="P2"><text:bookmark text:name="_nqpy4is1mro0"/>Answer:</text:p>
      <text:p text:style-name="P29" loext:marker-style-name="T23"><text:span text:style-name="T8">The problem is timely because the Rowhammer problem is still not completely fixed. Understanding the memory controller can help in finding Rowhammer mitigations. The problem is not original however and several studies have studied this topic before </text:span><text:span text:style-name="T9">[1,</text:span><text:span text:style-name="T12">2</text:span><text:span text:style-name="T9">]</text:span><text:span text:style-name="T8">.</text:span></text:p>
      <text:p text:style-name="P15" loext:marker-style-name="T8"/>
      <text:p text:style-name="P27" loext:marker-style-name="T21"/>
      <table:table table:name="Table6" table:style-name="Table6">
        <table:table-column table:style-name="Table6.A"/>
        <table:table-row table:style-name="Table6.1">
          <table:table-cell table:style-name="Table6.A1" office:value-type="string">
            <text:p text:style-name="P1"><text:bookmark text:name="_3xj8y1448ho1"/>Question 2. What are the innovative and original aspects of the proposal? Are the project objectives challenging and scientifically ground-breaking? Is the methodology credible?</text:p>
          </table:table-cell>
        </table:table-row>
      </table:table>
      <text:p text:style-name="P21" loext:marker-style-name="T19"/>
      <text:p text:style-name="Heading_20_2"><text:bookmark text:name="_zg9v23uzby6"/>Answer:</text:p>
      <text:p text:style-name="P18">The innovative aspect of the proposal is the ability to control the physical address bit from virtual memory. The methodology is credible because reverse engineering DRAM mappings via performance counters has been proven before [1].</text:p>
      <text:p text:style-name="P15" loext:marker-style-name="T8"/>
      <text:p text:style-name="P27" loext:marker-style-name="T21"/>
      <table:table table:name="Table7" table:style-name="Table7">
        <table:table-column table:style-name="Table7.A"/>
        <table:table-row table:style-name="Table7.1">
          <table:table-cell table:style-name="Table7.A1" office:value-type="string">
            <text:p text:style-name="P1"><text:bookmark text:name="_dpw9we5z8j3a"/>Question 3. Is the approach effective, including the practical work programme? How do you assess the program of work described in the proposal (realistic, feasible, ...)? Are the most important risks identified and effectively mitigated? </text:p>
          </table:table-cell>
        </table:table-row>
      </table:table>
      <text:p text:style-name="P21" loext:marker-style-name="T19"/>
      <text:p text:style-name="Heading_20_2"><text:bookmark text:name="_r12lcg64zyqi"/>Answer:</text:p>
      <text:p text:style-name="P18">The work programme is realistic yet a bit short for a four year project. The most important risks are identified.</text:p>
      <text:p text:style-name="P15" loext:marker-style-name="T8"/>
      <text:p text:style-name="P27" loext:marker-style-name="T21"/>
      <table:table table:name="Table8" table:style-name="Table8">
        <table:table-column table:style-name="Table8.A"/>
        <table:table-row table:style-name="Table8.1">
          <table:table-cell table:style-name="Table8.A1" office:value-type="string">
            <text:p text:style-name="P1"><text:bookmark text:name="_vcj0n3m4g6yp"/>Question 4. Is the proposal well-written and are the project’s objectives clearly worded? Do you expect this project will lead to significant advancement of scholarship, science, or technology (academic impact)?</text:p>
          </table:table-cell>
        </table:table-row>
      </table:table>
      <text:p text:style-name="P21" loext:marker-style-name="T19"/>
      <text:p text:style-name="Heading_20_2"><text:bookmark text:name="_5oef9vhr5bwi"/>Answer:</text:p>
      <text:p text:style-name="P3"><text:span text:style-name="T8">The academic impact will be low as previous studies have done very similar work. </text:span><text:span text:style-name="T10">Reverse engineering DRAM mappings is useful for security research, such as mitigating Rowhammer.</text:span></text:p>
      <text:p text:style-name="P15" loext:marker-style-name="T8"/>
      <text:p text:style-name="P27" loext:marker-style-name="T21"/>
      <table:table table:name="Table9" table:style-name="Table9">
        <table:table-column table:style-name="Table9.A"/>
        <table:table-row table:style-name="Table9.1">
          <table:table-cell table:style-name="Table9.A1" office:value-type="string">
            <text:p text:style-name="P1"><text:bookmark text:name="_xltchs3owe8r"/>Question 5. What is your opinion on the societal impact of the proposed research? Are the expected results of the research relevant for solving a popular/economic/cultural/ technical or policy-related challenge?</text:p>
          </table:table-cell>
        </table:table-row>
      </table:table>
      <text:p text:style-name="P21" loext:marker-style-name="T19"/>
      <text:p text:style-name="Heading_20_2"><text:bookmark text:name="_88zu529vae33"/>Answer:</text:p>
      <text:p text:style-name="P19">The societal impact of the proposed research are limited to helping security researchers and hardware vendors with trying to mitigate DRAM vulnerabilities such as Rowhammer.</text:p>
      <text:p text:style-name="P15" loext:marker-style-name="T8"/>
      <text:p text:style-name="P27" loext:marker-style-name="T21"/>
      <table:table table:name="Table10" table:style-name="Table10">
        <table:table-column table:style-name="Table10.A"/>
        <text:soft-page-break/>
        <table:table-row table:style-name="Table10.1">
          <table:table-cell table:style-name="Table10.A1" office:value-type="string">
            <text:p text:style-name="P1"><text:bookmark text:name="_otcv1m5o0idk"/>Question 6. Are the main stakeholders of the problem clearly identified and addressed in the proposal? If any, what are the most important stakeholders the proposal does not address?</text:p>
          </table:table-cell>
        </table:table-row>
      </table:table>
      <text:p text:style-name="P21" loext:marker-style-name="T19"/>
      <text:p text:style-name="Heading_20_2"><text:bookmark text:name="_ehfibbpkv7fj"/>Answer:</text:p>
      <text:p text:style-name="P4"><text:span text:style-name="T8">The main stakeholders are ad</text:span><text:span text:style-name="T18">d</text:span><text:span text:style-name="T8">ressed. Namely, security researchers </text:span><text:span text:style-name="T11">and hardware vendors.</text:span></text:p>
      <text:p text:style-name="P15" loext:marker-style-name="T8"/>
      <text:p text:style-name="P27" loext:marker-style-name="T21"/>
      <table:table table:name="Table11" table:style-name="Table11">
        <table:table-column table:style-name="Table11.A"/>
        <table:table-row table:style-name="Table11.1">
          <table:table-cell table:style-name="Table11.A1" office:value-type="string">
            <text:p text:style-name="P1"><text:bookmark text:name="_17irb2sl03d4"/>Question 7. Is the release of data and software artifacts clearly identified and addressed in the proposal?</text:p>
          </table:table-cell>
        </table:table-row>
      </table:table>
      <text:p text:style-name="P21" loext:marker-style-name="T19"/>
      <text:p text:style-name="Heading_20_2"><text:bookmark text:name="_3q0swp9ajt5s"/>Answer:</text:p>
      <text:p text:style-name="P5"><text:span text:style-name="T14">T</text:span><text:span text:style-name="T8">he proposal does not describe how it plans to release data and software artifacts.</text:span></text:p>
      <text:p text:style-name="P15" loext:marker-style-name="T8"/>
      <text:p text:style-name="P15" loext:marker-style-name="T8"/>
      <text:p text:style-name="P27" loext:marker-style-name="T21"/>
      <table:table table:name="Table12" table:style-name="Table12">
        <table:table-column table:style-name="Table12.A"/>
        <table:table-row table:style-name="Table12.1">
          <table:table-cell table:style-name="Table12.A1" office:value-type="string">
            <text:p text:style-name="P1"><text:bookmark text:name="_n00sj5loqoy0"/>Question 8. Are the main ethical concerns clearly identified and addressed in the proposal? If any, what are the most important ethical concerns the proposal does not address?</text:p>
          </table:table-cell>
        </table:table-row>
      </table:table>
      <text:p text:style-name="P21" loext:marker-style-name="T19"/>
      <text:p text:style-name="Heading_20_2"><text:bookmark text:name="_jfsppsrhrndj"/>Answer:</text:p>
      <text:p text:style-name="P20">The main ethical concern is the possible violation of intellectual property, which is addressed in the proposal.</text:p>
      <text:p text:style-name="P15" loext:marker-style-name="T8"/>
      <text:p text:style-name="P27" loext:marker-style-name="T21"/>
      <table:table table:name="Table13" table:style-name="Table13">
        <table:table-column table:style-name="Table13.A"/>
        <table:table-row table:style-name="Table13.1">
          <table:table-cell table:style-name="Table13.A1" office:value-type="string">
            <text:p text:style-name="P1"><text:bookmark text:name="_ehtdga4pjvu"/>Please identify at least 3 of the main strengths of the proposal: </text:p>
          </table:table-cell>
        </table:table-row>
      </table:table>
      <text:p text:style-name="P21" loext:marker-style-name="T19"/>
      <text:p text:style-name="Heading_20_2"><text:bookmark text:name="_xkoperw3a177"/>Answer:</text:p>
      <text:p text:style-name="P14" loext:marker-style-name="T20"><text:span text:style-name="T8">S1. </text:span><text:span text:style-name="T29">The proposed methodology is sound and realistic.</text:span></text:p>
      <text:p text:style-name="P14" loext:marker-style-name="T8"><text:span text:style-name="T8">S2. </text:span><text:span text:style-name="T16">The proposed risk mitigation plan is good.</text:span></text:p>
      <text:p text:style-name="P14" loext:marker-style-name="T8"><text:span text:style-name="T8">S3. </text:span><text:span text:style-name="T16">The relevance of the problem is clearly explained by giving the example of multiple tenants sharing a server.</text:span></text:p>
      <text:p text:style-name="P16" loext:marker-style-name="T8"/>
      <text:p text:style-name="P16" loext:marker-style-name="T8"/>
      <text:p text:style-name="P27" loext:marker-style-name="T21"/>
      <table:table table:name="Table14" table:style-name="Table14">
        <table:table-column table:style-name="Table14.A"/>
        <table:table-row table:style-name="Table14.1">
          <table:table-cell table:style-name="Table14.A1" office:value-type="string">
            <text:p text:style-name="P1"><text:bookmark text:name="_9qlmjayil9cx"/>Please identify at least 3 of the main weaknesses of the proposal: </text:p>
          </table:table-cell>
        </table:table-row>
      </table:table>
      <text:p text:style-name="P21" loext:marker-style-name="T19"/>
      <text:p text:style-name="Heading_20_2"><text:bookmark text:name="_dxxqovdte0sj"/>Answer:</text:p>
      <text:p text:style-name="P14" loext:marker-style-name="T20"><text:span text:style-name="T8">W1. </text:span><text:span text:style-name="T28">The proposed research is not original.</text:span></text:p>
      <text:p text:style-name="P14" loext:marker-style-name="T8"><text:span text:style-name="T8">W2. </text:span><text:span text:style-name="T13">The proposed research is not big enough for a four year project.</text:span></text:p>
      <text:p text:style-name="P14" loext:marker-style-name="T8"><text:span text:style-name="T8">W3. </text:span><text:span text:style-name="T17">It is not clear what artifacts are produced and in what form the results are going to be delivered.</text:span></text:p>
      <text:p text:style-name="P14" loext:marker-style-name="T8"><text:span text:style-name="T24"/></text:p>
      <text:p text:style-name="P16" loext:marker-style-name="T8"/>
      <text:p text:style-name="P16" loext:marker-style-name="T8"><text:span text:style-name="T25">[1] </text:span>C. Helm, S. Akiyama and K. Taura, "Reliable Reverse Engineering of Intel DRAM Addressing Using Performance Counters," <text:span text:style-name="Emphasis">2020 28th International Symposium on Modeling, Analysis, and Simulation of Computer and Telecommunication Systems (MASCOTS)</text:span>, Nice, France, 2020, pp. 1-8, doi: 10.1109/MASCOTS50786.2020.9285962.</text:p>
      <text:p text:style-name="P16" loext:marker-style-name="T8"><text:span text:style-name="T26">[2] </text:span>Barenghi, A., Breveglieri, L., Izzo, N., &amp; Pelosi, G. (2018, July). Software-only reverse engineering of physical DRAM mappings for RowHammer attacks. In <text:span text:style-name="T27">2018 IEEE 3rd International Verification and Security Workshop (IVSW)</text:span> (pp. 19-24). IE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GB" style:letter-kerning="false" style:font-name-asian="Noto Serif CJK SC" style:font-size-asian="10pt" style:language-asian="zh" style:country-asian="CN" style:font-name-complex="Free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GB" style:letter-kerning="false" style:font-name-asian="Noto Serif CJK SC" style:font-size-asian="10pt" style:language-asian="zh" style:country-asian="CN" style:font-name-complex="FreeSans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class="text">
      <style:paragraph-properties fo:orphans="2" fo:widows="2" fo:keep-with-next="always"/>
      <style:text-properties fo:color="#ffffff" loext:opacity="100%" style:font-name="Verdana" fo:font-family="Verdana" style:font-family-generic="roman" style:font-pitch="variable" fo:font-weight="bold" style:font-name-asian="Verdana1" style:font-family-asian="Verdana" style:font-family-generic-asian="system" style:font-pitch-asian="variable" style:font-weight-asian="bold" style:font-name-complex="Verdana1" style:font-family-complex="Verdana" style:font-family-generic-complex="system" style:font-pitch-complex="variable"/>
    </style:style>
    <style:style style:name="Heading_20_2" style:display-name="Heading 2" style:family="paragraph" style:parent-style-name="normal" style:next-style-name="normal" style:class="text">
      <style:paragraph-properties fo:orphans="2" fo:widows="2" fo:keep-with-next="always"/>
      <style:text-properties style:font-name="Verdana" fo:font-family="Verdana" style:font-family-generic="roman" style:font-pitch="variable" fo:font-weight="bold" style:font-name-asian="Verdana1" style:font-family-asian="Verdana" style:font-family-generic-asian="system" style:font-pitch-asian="variable" style:font-weight-asian="bold" style:font-name-complex="Verdana1" style:font-family-complex="Verdana" style:font-family-generic-complex="system" style:font-pitch-complex="variable"/>
    </style:style>
    <style:style style:name="Heading_20_3" style:display-name="Heading 3" style:family="paragraph" style:parent-style-name="normal" style:next-style-name="normal" style:class="text">
      <style:paragraph-properties fo:orphans="2" fo:widows="2" fo:padding-left="0in" fo:padding-right="0in" fo:padding-top="0in" fo:padding-bottom="0.0138in" fo:border-left="none" fo:border-right="none" fo:border-top="none" fo:border-bottom="0.74pt solid #000000" fo:keep-with-next="always"/>
      <style:text-properties fo:font-style="italic" style:font-style-asian="italic"/>
    </style:style>
    <style:style style:name="Heading_20_4" style:display-name="Heading 4" style:family="paragraph" style:parent-style-name="normal" style:next-style-name="normal" style:class="text">
      <style:paragraph-properties fo:keep-with-next="always"/>
      <style:text-properties fo:font-style="italic" fo:font-weight="bold" style:font-style-asian="italic" style:font-weight-asian="bold"/>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665in" fo:margin-bottom="0.0417in" style:contextual-spacing="false" fo:line-height="100%"/>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MP2" style:family="paragraph" style:parent-style-name="Heading_20_3">
      <style:text-properties style:font-name="Verdana" fo:font-size="8.5pt" style:font-name-asian="Verdana1" style:font-size-asian="8.5pt" style:font-name-complex="Verdana1" style:font-size-complex="8.5pt"/>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MT1" style:family="text">
      <style:text-properties fo:font-variant="normal" fo:text-transform="none" fo:color="#000000" loext:opacity="100%" style:text-line-through-style="none" style:text-line-through-type="none" style:text-position="0% 100%" style:font-name="Verdana" fo:font-size="8.5pt" fo:font-style="normal" style:text-underline-style="none" fo:font-weight="bold" fo:background-color="transparent" loext:char-shading-value="0" style:font-name-asian="Verdana1" style:font-size-asian="8.5pt" style:font-style-asian="normal" style:font-weight-asian="bold" style:font-name-complex="Verdana1" style:font-size-complex="8.5pt"/>
    </style:style>
    <style:style style:name="MT2" style:family="text">
      <style:text-properties style:font-name="Verdana" fo:font-size="8.5pt" fo:font-weight="bold" style:font-name-asian="Verdana1" style:font-size-asian="8.5pt" style:font-weight-asian="bold" style:font-name-complex="Verdana1" style:font-size-complex="8.5pt"/>
    </style:style>
    <style:style style:name="MT3" style:family="text">
      <style:text-properties style:font-name="Verdana" fo:font-size="8.5pt" style:font-name-asian="Verdana1" style:font-size-asian="8.5pt" style:font-name-complex="Verdana1" style:font-size-complex="8.5pt"/>
    </style:style>
    <style:style style:name="MT4" style:family="text">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loext:char-shading-value="0" style:font-name-asian="Times New Roman1" style:font-size-asian="8pt" style:font-style-asian="italic" style:font-weight-asian="normal" style:font-name-complex="Times New Roman1" style:font-size-complex="8pt"/>
    </style:style>
    <style:style style:name="M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MT6"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Template for reviews of research proposals, v.1.0<text:line-break/>VU Research Proposal Writing course (X_405023)</text:span><text:span text:style-name="MT1"/></text:p>
        <text:p text:style-name="MP2" loext:marker-style-name="MT3"/>
        <text:p text:style-name="MP3" loext:marker-style-name="MT4"/>
      </style:header>
      <style:footer>
        <text:p text:style-name="MP4" loext:marker-style-name="MT5"><text:page-number text:select-page="current">3</text:page-number></text:p>
        <text:p text:style-name="MP5" loext:marker-style-name="MT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date>2023-11-28T18:51:15.997206174</dc:date>
    <meta:editing-duration>PT2H56M1S</meta:editing-duration>
    <meta:editing-cycles>15</meta:editing-cycles>
    <meta:document-statistic meta:table-count="14" meta:image-count="0" meta:object-count="0" meta:page-count="3" meta:paragraph-count="71" meta:word-count="786" meta:character-count="5033" meta:non-whitespace-character-count="4315"/>
  </office:meta>
</office:document-meta>
</file>